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tal Width</text:p>
          </table:table-cell>
          <table:table-cell table:style-name="ce1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Left Edge</text:p>
          </table:table-cell>
          <table:table-cell table:formula="of:= -([.B1] - 1) / 2" office:value-type="float" office:value="-86" calcext:value-type="float">
            <text:p>-86</text:p>
          </table:table-cell>
        </table:table-row>
        <table:table-row table:style-name="ro1">
          <table:table-cell office:value-type="string" calcext:value-type="string">
            <text:p>Right Edge</text:p>
          </table:table-cell>
          <table:table-cell table:formula="of:= ([.B1] - 1) / 2"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ffset of outermost pixel for inner region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ft end of Inner Region</text:p>
          </table:table-cell>
          <table:table-cell table:formula="of:= [.B2] + [.B5]"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Width of Inner Region</text:p>
          </table:table-cell>
          <table:table-cell table:formula="of:= 2 * (-[.B6]) + 1" office:value-type="float" office:value="157" calcext:value-type="float">
            <text:p>1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ffset of innermost pixel for outer region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ight end of left outer region</text:p>
          </table:table-cell>
          <table:table-cell table:formula="of:= [.B2] + [.B9]" office:value-type="float" office:value="-67" calcext:value-type="float">
            <text:p>-67</text:p>
          </table:table-cell>
        </table:table-row>
        <table:table-row table:style-name="ro1">
          <table:table-cell office:value-type="string" calcext:value-type="string">
            <text:p>Left end of right outer region</text:p>
          </table:table-cell>
          <table:table-cell table:formula="of:= [.B3] -[.B9]"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idth of Outer Regions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eft end of left outer region</text:p>
          </table:table-cell>
          <table:table-cell table:formula="of:= [.B10] - [.B13]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Left end of right outer region</text:p>
          </table:table-cell>
          <table:table-cell table:formula="of:= [.B11]"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.00.0000</text:date>, <text:time style:data-style-name="N2" text:time-value="18:53:08.23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0T18:19:00.405000000</meta:creation-date>
    <meta:generator>LibreOffice/7.1.7.2$Windows_X86_64 LibreOffice_project/c6a4e3954236145e2acb0b65f68614365aeee33f</meta:generator>
    <dc:date>2022-01-03T19:06:34.027000000</dc:date>
    <meta:editing-duration>PT15M19S</meta:editing-duration>
    <meta:editing-cycles>5</meta:editing-cycles>
    <meta:document-statistic meta:table-count="1" meta:cell-count="24" meta:object-count="0"/>
  </office:meta>
</office:document-meta>
</file>